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cm" fo:margin-right="0cm" fo:margin-top="0cm" fo:margin-bottom="0cm" style:contextual-spacing="false" fo:line-height="112%" fo:text-indent="0cm" style:auto-text-indent="false" fo:padding="0cm" fo:border="none"/>
    </style:style>
    <style:style style:name="P2" style:family="paragraph" style:parent-style-name="Preformatted_20_Text" style:list-style-name="L1">
      <style:paragraph-properties fo:margin-top="0cm" fo:margin-bottom="0cm" style:contextual-spacing="false" fo:line-height="112%" fo:padding="0cm" fo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fe2a1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inherit" fo:font-weight="normal" officeooo:paragraph-rsid="001fe2a1" loext:padding="0cm" loext:border="none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inherit" fo:font-size="8pt" fo:letter-spacing="normal" fo:font-style="normal" fo:font-weight="normal" style:font-name-asian="inherit" style:font-size-asian="8pt" style:font-style-asian="normal" style:font-weight-asian="normal" style:font-name-complex="inherit" style:font-size-complex="8pt" style:font-style-complex="normal" style:font-weight-complex="normal" loext:padding="0cm" loext:border="none"/>
    </style:style>
    <style:style style:name="T1" style:family="text">
      <style:text-properties fo:font-variant="normal" fo:text-transform="none" fo:color="#dc322f" loext:opacity="100%" style:font-name="Consolas" fo:font-size="7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9bbbe" loext:opacity="100%" style:font-name="Consolas" fo:font-size="7pt" fo:letter-spacing="normal" fo:font-style="normal" fo:font-weight="normal"/>
    </style:style>
    <style:style style:name="T3" style:family="text">
      <style:text-properties fo:font-variant="normal" fo:text-transform="none" fo:color="#b9bbbe" loext:opacity="100%" fo:letter-spacing="normal"/>
    </style:style>
    <style:style style:name="T4" style:family="text">
      <style:text-properties fo:font-variant="normal" fo:text-transform="none" fo:color="#2aa198" loext:opacity="100%" style:font-name="Consolas" fo:font-size="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859900" loext:opacity="100%" style:font-name="Consolas" fo:font-size="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Consolas" fo:font-size="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inherit" fo:font-size="7pt" fo:letter-spacing="normal" fo:font-style="normal" fo:font-weight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nsole</text:span><text:span text:style-name="T2">.log(</text:span><text:span text:style-name="T4">"Tableaux"</text:span><text:span text:style-name="T2">); </text:span><text:span text:style-name="T5">let</text:span><text:span text:style-name="T3"> </text:span><text:span text:style-name="T2">age = [</text:span><text:span text:style-name="T4">25</text:span><text:span text:style-name="T2">,</text:span><text:span text:style-name="T4">777</text:span><text:span text:style-name="T2">,</text:span><text:span text:style-name="T4">8</text:span><text:span text:style-name="T2">]; </text:span></text:p>
      <text:p text:style-name="P3"><text:span text:style-name="T6">// Numéro des cases :</text:span><text:span text:style-name="T3"> </text:span><text:span text:style-name="T6">// 0 1 2</text:span><text:span text:style-name="T3"> </text:span></text:p>
      <text:p text:style-name="P3"><text:span text:style-name="T6">// Afficher ce qu'il y a de la case numéro 1</text:span><text:span text:style-name="T3"> </text:span><text:span text:style-name="T1">console</text:span><text:span text:style-name="T2">.log(age[</text:span><text:span text:style-name="T4">1</text:span><text:span text:style-name="T2">]); age[</text:span><text:span text:style-name="T4">1</text:span><text:span text:style-name="T2">] = </text:span><text:span text:style-name="T4">15</text:span><text:span text:style-name="T2">+age[</text:span><text:span text:style-name="T4">0</text:span><text:span text:style-name="T2">]; </text:span><text:span text:style-name="T1">console</text:span><text:span text:style-name="T2">.log(age[</text:span><text:span text:style-name="T4">1</text:span><text:span text:style-name="T2">]); </text:span></text:p>
      <text:p text:style-name="P3"><text:span text:style-name="T6">// Ajouter une case à la fin d'un tableau</text:span><text:span text:style-name="T3"> </text:span><text:span text:style-name="T2">age.push(</text:span><text:span text:style-name="T4">100</text:span><text:span text:style-name="T2">); </text:span><text:span text:style-name="T1">console</text:span><text:span text:style-name="T2">.log(age); </text:span></text:p>
      <text:p text:style-name="P3"><text:span text:style-name="T6">// Enelever la dernière case du tableau :</text:span><text:span text:style-name="T3"> </text:span><text:span text:style-name="T2">age.pop(); </text:span></text:p>
      <text:p text:style-name="P3"><text:span text:style-name="T6">// En "bonus", pop retourne la valeur qui était dans la case que l'on vient de supprimer.</text:span><text:span text:style-name="T3"> </text:span><text:span text:style-name="T1">console</text:span><text:span text:style-name="T2">.log(age.pop()); </text:span><text:span text:style-name="T1">console</text:span><text:span text:style-name="T2">.log(age); </text:span></text:p>
      <text:p text:style-name="P3"><text:span text:style-name="T6">// age.length : nombre de cases du tableau</text:span><text:span text:style-name="T3"> </text:span><text:span text:style-name="T1">console</text:span><text:span text:style-name="T2">.log(</text:span><text:span text:style-name="T4">"Le tableau contient"</text:span><text:span text:style-name="T2">,age.length,</text:span><text:span text:style-name="T4">"cases."</text:span><text:span text:style-name="T2">);</text:span> </text:p>
      <text:p text:style-name="P3"/>
      <text:p text:style-name="P3"/>
      <text:p text:style-name="P4">Exos suivants : </text:p>
      <text:section text:style-name="Sect1" text:name="message-content-933281640187301918">
        <text:list xml:id="list1593726534" text:style-name="L1">
          <text:list-header>
            <text:p text:style-name="P1"><text:span text:style-name="Source_20_Text"><text:span text:style-name="T7">// Écrire une fonction qui prend un tableau en entrée et affiche le dernier élément de ce tableau.</text:span></text:span></text:p>
            <text:p text:style-name="P1"><text:span text:style-name="Source_20_Text"><text:span text:style-name="T7">// Écrire une fonction qui prend un tableau en entrée et retourne le dernier élément de ce tableau.</text:span></text:span></text:p>
            <text:p text:style-name="P2"/>
            <text:p text:style-name="P1"><text:span text:style-name="Source_20_Text"><text:span text:style-name="T7">// Écrire une fonction qui prend en entrée un tableau et qui retourne le minimum de ce tableau.</text:span></text:span></text:p>
            <text:p text:style-name="P1"><text:span text:style-name="Source_20_Text"><text:span text:style-name="T7">// Écrire une fonction qui prend en entrée un tableau et qui retourne le maximum de ce tableau.</text:span></text:span></text:p>
            <text:p text:style-name="P2"/>
            <text:p text:style-name="P1"><text:span text:style-name="Source_20_Text"><text:span text:style-name="T7">// [Plus difficile - bonus] Écrire une fonction qui prend en entrée un tableau de nombres positifs et qui retourne la deuxième plus grande valeur du tableau.</text:span></text:span></text:p>
            <text:p text:style-name="P2"/>
            <text:p text:style-name="P1"><text:span text:style-name="Source_20_Text"><text:span text:style-name="T7">// Écrire une fonction qui prend en entrée un tableau et un nombre et qui retourne le nombre de fois que ce nombre apparaît dans le tableau.</text:span></text:span></text:p>
            <text:p text:style-name="P2"/>
            <text:p text:style-name="P1"><text:span text:style-name="Source_20_Text"><text:span text:style-name="T7">// Écrire une fonction qui prend en entrée un tableau et un nombre et qui retourne true si le nombre existe dans le tableau, false sinon.</text:span></text:span></text:p>
            <text:p text:style-name="P2"/>
            <text:p text:style-name="P1"><text:span text:style-name="Source_20_Text"><text:span text:style-name="T7">// [Bonus] Suite de l'exo : on **sait** que le tableau reçu est trié (on ne le vérifie pas). Comment exploiter cette information pour améliorer la recherche d'un élément ?</text:span></text:span></text:p>
          </text:list-header>
        </text:list>
      </text:section>
      <text:list xml:id="list205610909202181" text:continue-numbering="true" text:style-name="L1">
        <text:list-header>
          <text:p text:style-name="P5"/>
        </text:list-header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20:56:08.952000000</dc:date>
    <meta:editing-duration>PT3M11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6" meta:word-count="265" meta:character-count="1552" meta:non-whitespace-character-count="1295"/>
  </office:meta>
</office:document-meta>
</file>